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font-name="Liberation Serif" fo:font-size="20pt" style:text-underline-style="none" fo:font-weight="bold" style:font-size-asian="20pt" style:font-weight-asian="bold" style:font-size-complex="20pt" style:font-weight-complex="bold"/>
    </style:style>
    <style:style style:name="P3" style:family="paragraph" style:parent-style-name="Standard">
      <style:text-properties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paragraph-rsid="001827db"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1b568a" officeooo:paragraph-rsid="001b568a" style:font-size-asian="15pt" style:font-weight-asian="bold" style:font-size-complex="15pt" style:font-weight-complex="bold"/>
    </style:style>
    <style:style style:name="P6" style:family="paragraph" style:parent-style-name="Standard">
      <style:paragraph-properties fo:text-align="start" style:justify-single-word="false"/>
      <style:text-properties style:font-name="Liberation Serif" fo:font-size="15pt" fo:language="en" fo:country="US" style:text-underline-style="none" fo:font-weight="normal" officeooo:rsid="001827db" officeooo:paragraph-rsid="001827db" style:font-size-asian="15pt" style:font-weight-asian="normal" style:font-size-complex="15pt" style:font-weight-complex="normal"/>
    </style:style>
    <style:style style:name="P7" style:family="paragraph" style:parent-style-name="Standard">
      <style:paragraph-properties fo:text-align="start" style:justify-single-word="false"/>
      <style:text-properties style:font-name="Liberation Serif" fo:font-size="15pt" fo:language="en" fo:country="US" style:text-underline-style="none" fo:font-weight="bold" officeooo:rsid="001827db" officeooo:paragraph-rsid="001827db"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Liberation Serif" fo:font-size="15pt" fo:language="el" fo:country="GR" style:text-underline-style="none" fo:font-weight="normal" officeooo:paragraph-rsid="001827db" style:font-size-asian="15pt" style:font-weight-asian="normal" style:font-size-complex="15pt" style:font-weight-complex="normal"/>
    </style:style>
    <style:style style:name="P9" style:family="paragraph" style:parent-style-name="Standard">
      <style:text-properties fo:font-size="14pt" style:text-underline-style="none" fo:font-weight="normal" style:font-size-asian="14pt" style:font-weight-asian="normal" style:font-size-complex="14pt" style:font-weight-complex="normal"/>
    </style:style>
    <style:style style:name="P10" style:family="paragraph" style:parent-style-name="Standard">
      <style:text-properties fo:font-size="18pt" style:text-underline-style="solid" style:text-underline-width="auto" style:text-underline-color="font-color" fo:font-weight="normal" officeooo:rsid="00189619" officeooo:paragraph-rsid="001185f8" style:font-size-asian="18pt" style:font-weight-asian="normal" style:font-size-complex="18pt" style:font-weight-complex="normal"/>
    </style:style>
    <style:style style:name="P11" style:family="paragraph" style:parent-style-name="Standard">
      <style:paragraph-properties fo:text-align="start" style:justify-single-word="false"/>
      <style:text-properties style:font-name="Liberation Serif" fo:font-size="15pt" fo:language="en" fo:country="US" style:text-underline-style="none" fo:font-weight="normal" officeooo:rsid="001b568a" officeooo:paragraph-rsid="001e7c72" style:font-size-asian="15pt" style:font-weight-asian="normal" style:font-size-complex="15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cd45f" style:font-weight-asian="normal" style:font-weight-complex="normal"/>
    </style:style>
    <style:style style:name="T3" style:family="text">
      <style:text-properties style:text-underline-style="none" fo:font-weight="normal" officeooo:rsid="001827db" style:font-weight-asian="normal" style:font-weight-complex="normal"/>
    </style:style>
    <style:style style:name="T4" style:family="text">
      <style:text-properties style:text-underline-style="none" fo:font-weight="normal" officeooo:rsid="001c64dc" style:font-weight-asian="normal" style:font-weight-complex="normal"/>
    </style:style>
    <style:style style:name="T5" style:family="text">
      <style:text-properties fo:language="en" fo:country="US" style:text-underline-style="none"/>
    </style:style>
    <style:style style:name="T6" style:family="text">
      <style:text-properties fo:language="en" fo:country="US" style:text-underline-style="none" fo:font-weight="normal" style:font-weight-asian="normal" style:font-weight-complex="normal"/>
    </style:style>
    <style:style style:name="T7" style:family="text">
      <style:text-properties fo:language="en" fo:country="US" style:text-underline-style="none" fo:font-weight="normal" officeooo:rsid="000cd45f" style:font-weight-asian="normal" style:font-weight-complex="normal"/>
    </style:style>
    <style:style style:name="T8" style:family="text">
      <style:text-properties fo:language="en" fo:country="US" style:text-underline-style="none" fo:font-weight="normal" officeooo:rsid="0014a52e" style:font-weight-asian="normal" style:font-weight-complex="normal"/>
    </style:style>
    <style:style style:name="T9" style:family="text">
      <style:text-properties fo:language="en" fo:country="US" style:text-underline-style="none" fo:font-weight="normal" officeooo:rsid="001827db" style:font-weight-asian="normal" style:font-weight-complex="normal"/>
    </style:style>
    <style:style style:name="T10" style:family="text">
      <style:text-properties fo:language="en" fo:country="US" style:text-underline-style="none" fo:font-weight="normal" officeooo:rsid="0019f923" style:font-weight-asian="normal" style:font-weight-complex="normal"/>
    </style:style>
    <style:style style:name="T11" style:family="text">
      <style:text-properties fo:language="en" fo:country="US" style:text-underline-style="none" fo:font-weight="normal" officeooo:rsid="001bc4a2" style:font-weight-asian="normal" style:font-weight-complex="normal"/>
    </style:style>
    <style:style style:name="T12" style:family="text">
      <style:text-properties fo:language="en" fo:country="US" style:text-underline-style="none" fo:font-weight="normal" officeooo:rsid="001c64dc" style:font-weight-asian="normal" style:font-weight-complex="normal"/>
    </style:style>
    <style:style style:name="T13" style:family="text">
      <style:text-properties fo:language="el" fo:country="GR" style:text-underline-style="none" fo:font-weight="normal" style:font-weight-asian="normal" style:font-weight-complex="normal"/>
    </style:style>
    <style:style style:name="T14" style:family="text">
      <style:text-properties fo:language="el" fo:country="GR" style:text-underline-style="none" fo:font-weight="normal" officeooo:rsid="000cd45f" style:font-weight-asian="normal" style:font-weight-complex="normal"/>
    </style:style>
    <style:style style:name="T15" style:family="text">
      <style:text-properties fo:language="el" fo:country="GR" style:text-underline-style="none" fo:font-weight="normal" officeooo:rsid="00139e52" style:font-weight-asian="normal" style:font-weight-complex="normal"/>
    </style:style>
    <style:style style:name="T16" style:family="text">
      <style:text-properties fo:language="el" fo:country="GR" style:text-underline-style="none" fo:font-weight="normal" officeooo:rsid="0014a52e" style:font-weight-asian="normal" style:font-weight-complex="normal"/>
    </style:style>
    <style:style style:name="T17" style:family="text">
      <style:text-properties fo:language="el" fo:country="GR" style:text-underline-style="none" fo:font-weight="normal" officeooo:rsid="001827db" style:font-weight-asian="normal" style:font-weight-complex="normal"/>
    </style:style>
    <style:style style:name="T18" style:family="text">
      <style:text-properties officeooo:rsid="000cd45f"/>
    </style:style>
    <style:style style:name="T19" style:family="text">
      <style:text-properties officeooo:rsid="001185f8"/>
    </style:style>
    <style:style style:name="T20" style:family="text">
      <style:text-properties fo:font-size="18pt" style:font-size-asian="18pt" style:font-size-complex="18pt"/>
    </style:style>
    <style:style style:name="T21" style:family="text">
      <style:text-properties fo:font-size="16pt" style:text-underline-style="none" fo:font-weight="normal" style:font-size-asian="16pt" style:font-weight-asian="normal" style:font-size-complex="16pt" style:font-weight-complex="normal"/>
    </style:style>
    <style:style style:name="T22" style:family="text">
      <style:text-properties officeooo:rsid="001d0b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9">EΡΓΑΣΙΑ</text:span> 1 ΠΡΟΓΡΑΜΜΑΤΙΣΜΟΥ <text:span text:style-name="T18">ΣΥΣΤΗΜΑΤΟΣ</text:span></text:p>
      <text:p text:style-name="P2"/>
      <text:p text:style-name="P1"><text:span text:style-name="T20">ΟΝΟΜΑΤΕΠΩΝΥΜΟ:</text:span><text:span text:style-name="T21">Παπαγεωργίου Βασίλειος-Νικηφόρος</text:span></text:p>
      <text:p text:style-name="P1"><text:span text:style-name="T20">ΑΜ</text:span><text:span text:style-name="T1">=</text:span><text:span text:style-name="T21">1115201400140</text:span></text:p>
      <text:p text:style-name="P9"/>
      <text:p text:style-name="P10">Γενικές Πληροφορίες:</text:p>
      <text:p text:style-name="P10"/>
      <text:p text:style-name="P4"><text:span text:style-name="T1">Το πρόγραμμα μου υλοποιεί το ζητούμενο και είναι χωρισμένο σε </text:span><text:span text:style-name="T4">6</text:span><text:span text:style-name="T1"> </text:span><text:span text:style-name="T6">αρχεια:το</text:span><text:span text:style-name="T1"> αρχειο επικεφαλίδας με τον ορισμό των κλάσεων,τ</text:span><text:span text:style-name="T2">α</text:span><text:span text:style-name="T1"> αρχεί</text:span><text:span text:style-name="T2">α: </text:span><text:span text:style-name="T3">Trie</text:span><text:span text:style-name="T6">.c</text:span><text:span text:style-name="T7">pp,</text:span><text:span text:style-name="T9">Postlist</text:span><text:span text:style-name="T7">.cpp,</text:span><text:span text:style-name="T9">qsort</text:span><text:span text:style-name="T7">.cpp,</text:span><text:span text:style-name="T12">highlight.cpp</text:span><text:span text:style-name="T7"> ,</text:span><text:span text:style-name="T13">που περιέχ</text:span><text:span text:style-name="T14">ουν</text:span><text:span text:style-name="T13"> τις υλοποιήσεις των διαφόρων </text:span><text:span text:style-name="T15">δευτερεύουσων και κύριων δομών(</text:span><text:span text:style-name="T17">Trie</text:span><text:span text:style-name="T15">,lists) και αντίστοιχων </text:span><text:span text:style-name="T13">συναρτήσεων και το αρχείο </text:span><text:span text:style-name="T6">main.c</text:span><text:span text:style-name="T7">pp</text:span><text:span text:style-name="T6"> </text:span><text:span text:style-name="T13">που ουσιαστικά παρουσιάζει τα ζητούμενα</text:span><text:span text:style-name="T16">.</text:span><text:span text:style-name="T13">Επίσης στον φάκελο έχω φτιάξει και το αντίστοιχο </text:span><text:span text:style-name="T6">Makefile </text:span><text:span text:style-name="T13">και συνεπώς με την εντολή </text:span><text:span text:style-name="T6">make </text:span><text:span text:style-name="T13">μεταγλωττίζεται και παράγεται το εκτελέσιμο </text:span><text:span text:style-name="T17">minisearch</text:span><text:span text:style-name="T6">!</text:span><text:span text:style-name="T8">Συνεπώς,το πρόγραμμα μου εκτελείται με την εντολή ./</text:span><text:span text:style-name="T9">minisearch </text:span><text:span text:style-name="T8">ακολουθούμενη από τις ζητούμενες παραμέτρους.</text:span><text:span text:style-name="T9">Θα ήταν καλό να ελεγχθεί και με </text:span><text:span text:style-name="T10">valgrind,καθώς έχω φροντίσει να μην υπάρχουν καθόλου leaks.</text:span><text:span text:style-name="T9"> </text:span></text:p>
      <text:p text:style-name="P6">Στην υλοποίησή μου,έχω θεωρήσει ως “σωστό” τύπο αρχείου τον εξής:</text:p>
      <text:p text:style-name="P7">id(απο 0-… αλλα αυξανόμενο κατά 1) <text:s/>TAB κείμενο με κενά \n</text:p>
      <text:p text:style-name="P6">σε οποιοδήποτε άλλο τύπο αρχείου το πρόγραμμα τερματίζει!!</text:p>
      <text:p text:style-name="P5"><text:span text:style-name="T6">Στην υλοποίησή μου δημιουργώ αρχικά το map ,και απο εκεί κάνω το insert γραμμή-γραμμή.</text:span><text:span text:style-name="T11">Η insert γίνεται ΑΝΑΔΡΟΜΙΚΑ μέσω δύο συναρτήσεων,της insert του trie ,η οποία καλεί την insertatlevel για κάθε Trienode,στην οποία ανάλογα την περίπτωση γίνεται είτε εισαγωγή του γράμματος(στη σωστή θέση αν δεν υπάρχει σ αυτό το “επίπεδο”) και στη συνέχεια επιστροφή του παιδιού του κόμβου στον οποίον έγινε η εισαγωγή,είτε(αν υπάρχει ήδη το γράμμα),απλά επιστροφή του παιδιού του κόμβου στον οποίο βρήκαμε οτι υπάρχει.</text:span><text:span text:style-name="T6">Στη συνέχεια ,περιμένω είσοδο απ το πληκτρολόγιο(μία απ τις πιθανές επιλογές της εκφώνησης) και αν δοθεί κάποια “λαθος” εντολή ,το προγραμμα εμφανίζει μήνυμα λάθους και περιμένει ξάνα είσοδο(</text:span><text:span text:style-name="T5">η σωστή εντολή κάνω την παραδοχή οτι ξεκινάει με /</text:span><text:span text:style-name="T6">,οπως στην εκφώνηση).</text:span></text:p>
      <text:p text:style-name="P11">Για την υλοποίηση του search ,δημιουργώ εναν πίνακα απο struct score(score,id) για κάθε document ,τον οποίω ,στη συνέχεια,ταξινομώ με quicksort και εκτυπώνω τα πρώτα Κ έγκυρα αποτελέσματα(θέσεις του πίνακα).<text:span text:style-name="T22">Για την εκτύπωση χρησιμοποιώ συγκεκριμένο εύρος για κάθε πεδίο,ώστε να είναι ευθυγραμμισμένη σύμφωνα με τις απαιτήσεις της εκφώνησης.Στην εκτύπωση χρησιμοποιώ το id για να βρω απο το map το text,,και στη συνέχεια μέσω των κλασεων-συναρτήσεων που έχω δημιουργήσει για το ζητούμενο format εκτύπωσης στο highlight.cpp ,υλοποιώ το ζητούμενο τρόπο εκτύπωσης.</text:span></text:p>
      <text:p text:style-name="P8"><text:soft-page-break/>Περαιτέρω λεπτομέρειες παρέχονται σε σχόλια στα αρχεία και οτιδήποτε προκύψει είμαι διαθέσιμος να το αιτιολογήσω στην προφορική εξέτασ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l" fo:country="GR"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Κωνσταντινα Μικελη</meta:initial-creator>
    <meta:creation-date>2016-12-17T16:35:25.42</meta:creation-date>
    <dc:date>2018-03-17T23:51:50.269202291</dc:date>
    <meta:editing-duration>PT1H23M</meta:editing-duration>
    <meta:editing-cycles>16</meta:editing-cycles>
    <meta:generator>LibreOffice/5.4.5.1$Linux_X86_64 LibreOffice_project/40m0$Build-1</meta:generator>
    <meta:document-statistic meta:table-count="0" meta:image-count="0" meta:object-count="0" meta:page-count="2" meta:paragraph-count="11" meta:word-count="337" meta:character-count="2461" meta:non-whitespace-character-count="2133"/>
  </office:meta>
</office:document-meta>
</file>